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 su piel tortuosa, yace a la búsqueda de otro dolor, acecha Otelia, al resto del mundo, desde el fondo de su butaca. Su llanto es invisible, su espera atorada y escabrosa, no tiene nada asible a su alrededor, mas que sufrimientos remotos, escamoteados de las telenovelas o de relatos ajenos.<text:line-break/><text:line-break/>Otelia, no espera su muerte, que no concibe; espera que los demás se apaguen a su alrededor, para luego recoger las cenizas y refrescar su rígida sonrisa con el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26T15:51:19</meta:creation-date>
    <meta:document-statistic meta:table-count="0" meta:image-count="0" meta:object-count="0" meta:page-count="1" meta:paragraph-count="1" meta:word-count="80" meta:character-count="460"/>
    <dc:date>2010-11-26T15:51:36</dc:date>
    <dc:creator>Miguel Iglesias</dc:creator>
    <meta:editing-duration>PT00H00M17S</meta:editing-duration>
    <meta:editing-cycles>1</meta:editing-cycles>
    <meta:generator>OpenOffice.org/3.2$Linux OpenOffice.org_project/320m12$Build-9483</meta:generator>
  </office:meta>
</office:document-meta>
</file>